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cc9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cc9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cc9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cc9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cc9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cc9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cc9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cc9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cc9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cc9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cc9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cc9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cc9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cc9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cc9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cc9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cc9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aleska  Naomi Villegas Maestre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2/9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270716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eonardo Isaac Villegas Morphy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42066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6.34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4" meta:non-whitespace-character-count="1005"/>
    <meta:template xlink:type="simple" xlink:actuate="onRequest" xlink:title="Normal" xlink:href=""/>
  </office:meta>
</office:document-meta>
</file>